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Meet- X 12 - CREFTET 1.leet- k-zjwe-bfu?authuser 1 Q Searc FA Sekesnés eests nt Doumen n Pt becret nen Jegynit oe 2 inde ent style 42 Konstantin 43 44<text:s/></text:p>
      <text:p text:style-name="Normál">&lt;h2&gt;Külpolitikája&lt;/h2&gt;</text:p>
      <text:p text:style-name="Normál"/>
      <text:p text:style-name="Normál">&lt;img src="constantin 02.jpg" alt-"Konstantin"<text:s/></text:p>
      <text:p text:style-name="Normál">lass="kep2"&gt;<text:s/></text:p>
      <text:p text:style-name="Normál"><text:s/>&lt;p&gt; 49 1709-ig sikeresen egyensúlyozott az Oszmán Birodalor 50<text:s/></text:p>
      <text:p text:style-name="Normál">&lt;/p&gt;<text:s/></text:p>
      <text:p text:style-name="Normál">&lt;h2&gt;Uralkodásának vége&lt;/h2</text:p>
      <text:p text:style-name="Normál">&lt;img src="constantin 03.jpg alt-"Konstantin"<text:s/></text:p>
      <text:p text:style-name="Normál"><text:s/>class&gt; 55 &lt;p&gt;<text:s/></text:p>
      <text:p text:style-name="Normál"><text:s/>1711-ben a szultán bosszúállásra készült és tervét 57<text:s/></text:p>
      <text:p text:style-name="Normál">&lt;/p&gt;<text:s/></text:p>
      <text:p text:style-name="Normál">&lt;h2&gt;A kultúra támogatója&lt;/h2&gt;<text:s/></text:p>
      <text:p text:style-name="Normál"><text:s/>&lt;p&gt;<text:s/></text:p>
      <text:p text:style-name="Normál">Híres mnecenas volt. Nyomdat atapitott Bukarestben</text:p>
      <text:p text:style-name="Normál">&lt;/p&gt;<text:s/></text:p>
      <text:p text:style-name="Normál">Cstarci Llect - ne citata pic uthuser=1 e elt Q Search Seokesents reses Ner bamer birota E cpz7 ksht.frt o egyt wet-ot 38&lt;p&gt; 89 Maria nevű felesége Antal Vodă 1ánya volt. Négy f 10 &lt;/p&gt; Mate To 2 &lt;hr class="vonalas"&gt; 3 Konstantin 4 &lt;hr class="vonalas&gt; Mare 5 &lt;h2&gt;Külpolitikája&lt;/h2&gt;<text:s/></text:p>
      <text:p text:style-name="Normál">&lt;img src="constantin_02.jpg"<text:s/></text:p>
      <text:p text:style-name="Normál">alt="Konstantin class="kep2"&gt; &lt;p&gt; 1709-ig sikeresen egyensúlyozott az cb&gt;OSzmán Bir</text:p>
      <text:p text:style-name="Normál"><text:s/>&lt;/p&gt;</text:p>
      <text:p text:style-name="Normál"><text:s/>&lt;h2&gt;Uralkodásának véges&lt;/h2&gt;</text:p>
      <text:p text:style-name="Normál">&lt;img src-"constantin 03.jpg<text:s/><text:s/>altE Konstantin class="kep3"&gt;</text:p>
      <text:p text:style-name="Normál"><text:s/>&lt;p&gt; 1711-ben a szultán bosszuállasra készült és terve<text:s/></text:p>
      <text:p text:style-name="Normál">&lt;/D&gt; Đávid fogalm Máté 44U jaan k</text:p>
      <text:p text:style-name="Normál"/>
      <text:p text:style-name="Normál">Meet- X 12 - CREFTET 1.leet- k-zjwe-bfu?authuser 1 Q Searc FA Sekesnés eests nt Doumen n Pt becret nen Jegynit oe 2 inde ent style 42 Konstantin 43 44 &lt;h2&gt;Külpolitikája&lt;/h2&gt; 45 46 &lt;img src="constantin 02.jpg" alt-"Konstantin" 47 class="kep2"&gt; 48 &lt;p&gt; 49 1709-ig sikeresen egyensúlyozott az Oszmán Birodalor 50 &lt;/p&gt; 51 52 &lt;h2&gt;Uralkodásának vége&lt;/h2&gt; 53 &lt;img src="constantin 03.jpg alt-"Konstantin" 54 class&gt; 55 &lt;p&gt; 56 1711-ben a szultán bosszúállásra készült<text:s/><text:soft-page-break/>és tervét 57 &lt;/p&gt; 58 59 &lt;h2&gt;A kultúra támogatója&lt;/h2&gt; 60 61 &lt;p&gt; 52 Híres mnecenas volt. Nyomdat atapitott Bukarestben, 63 &lt;/p&gt; 54</text:p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>huser 1 Q Search s Keress Neet Pkbrk sig Jegyset we.t style.cs oves tet p<text:s/></text:p>
      <text:p text:style-name="Normál">max-width: 600px;</text:p>
      <text:p text:style-name="Normál"><text:s/>margin-top: 15px;<text:s/></text:p>
      <text:p text:style-name="Normál">.kep1, kep3 (<text:s/></text:p>
      <text:p text:style-name="Normál">float: right;</text:p>
      <text:p text:style-name="Normál"><text:s/>margin-left: 8px;<text:s/></text:p>
      <text:p text:style-name="Normál"><text:s/>. kep2 { float:<text:s/>left;<text:s/></text:p>
      <text:p text:style-name="Normál">margin-right:<text:s/>8px</text:p>
      <text:p text:style-name="Normál"><text:s/>img { width: 200px3;<text:s/></text:p>
      <text:p text:style-name="Normál">text-align: stly .vonalkoz { text-transform: e s letter-spacing: PERP 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1T17:00:00Z</meta:creation-date>
    <dc:date>2021-01-21T17:53:00Z</dc:date>
    <meta:template xlink:href="Normal" xlink:type="simple"/>
    <meta:editing-cycles>4</meta:editing-cycles>
    <meta:editing-duration>PT2880S</meta:editing-duration>
    <meta:document-statistic meta:page-count="2" meta:paragraph-count="4" meta:word-count="256" meta:character-count="2025" meta:row-count="14" meta:non-whitespace-character-count="1773"/>
  </office:meta>
</office:document-meta>
</file>